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69dd" officeooo:paragraph-rsid="000369dd"/>
    </style:style>
    <style:style style:name="P2" style:family="paragraph" style:parent-style-name="Standard">
      <style:paragraph-properties fo:text-align="start" style:justify-single-word="false"/>
      <style:text-properties officeooo:rsid="000369dd" officeooo:paragraph-rsid="000369d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369dd" officeooo:paragraph-rsid="000369d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369dd" officeooo:paragraph-rsid="000369d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none" fo:font-weight="bold" officeooo:rsid="000369dd" officeooo:paragraph-rsid="000369d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4pt" style:text-underline-style="none" fo:font-weight="normal" officeooo:rsid="000369dd" officeooo:paragraph-rsid="000369d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4b4b8" officeooo:paragraph-rsid="0004b4b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065c9d" officeooo:paragraph-rsid="00065c9d" style:font-size-asian="12.25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BUSCAMINAS</text:p>
      <text:p text:style-name="P5">Juan Lopez </text:p>
      <text:p text:style-name="P5">Manuel Gil</text:p>
      <text:p text:style-name="P5"/>
      <text:p text:style-name="P5"/>
      <text:p text:style-name="P6">Definimos la funcionalidad del proyecto de la siguiente forma:</text:p>
      <text:p text:style-name="P6"/>
      <text:p text:style-name="P6">Primero establecemos las variables pertinentes a cada tramo del programa en el main como por ejemplo las variables pertinentes para los procedimientos.</text:p>
      <text:p text:style-name="P6"/>
      <text:p text:style-name="P6">Llamamos al procedimiento principal que nos da los datos proporcionado por el usuario que nos da el tamano de las dimensiones del tablero y el numero de minas.</text:p>
      <text:p text:style-name="P6"/>
      <text:p text:style-name="P6">Luego, creamos un if para establecer si el programa completo va a correr dependiendo de las entradas que haya establecido el <text:s/>usuario. Si se cumplen las precondiciones, se procede a ejecutar el programa.</text:p>
      <text:p text:style-name="P6"/>
      <text:p text:style-name="P7">En el programa se le pide una semilla al usuario para la generacion del tablero a traves de una llamada a procedimiento donde contiene todo el proceso de generacion aleatorio de las minas alrededor del tablero. Esto nos genera un arreglo unidimensional de enteros con las minas esparcidas sobre el arreglo aleatoriamente, en donde 1 representan las minas y 0 los espacios sin minas. Seguidamente , se procede a cambiar el arreglo unidimensional a uno bidimensional, que es la matriz que contiene las minas aleatorizadas. Se transforma ese arreglo de enteros a una matriz booleana con true representando las minas.</text:p>
      <text:p text:style-name="P7"/>
      <text:p text:style-name="P7">Ya con esto podemos efectuar el procedimiento que nos diga la cantidad de minas que hay alrededor de cada celda sin minas. Que vendria conformado por un if de 9 guardias que nos establece 9 casos en los cuales habria que <text:s/>analizar para ver la cantidad de <text:s/>minas por cada celda. Dividido en 3 casos generales, en las esquinas, en los bordes y en el centro. Este procedimiento usa un procedimiento interno que recorre todos los espacios alrededor de cada celda que no contenga minas. Al final de todo el proceso se le establece en un numero entero la cantidad de minas que contiene cada celda sin minas alrededor. </text:p>
      <text:p text:style-name="P8"/>
      <text:p text:style-name="P8">Luego, despues del todo el proceso anterior se procede a generar el tablero cambiando los valores enteros por valores de caracteres y termina con la generacion del tablero descubierto<text:span text:style-name="T1">.</text:span></text:p>
      <text:p text:style-name="P4"/>
      <text:p text:style-name="P4"><text:soft-page-break/></text:p>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5:59:31.122626728</meta:creation-date>
    <dc:date>2017-03-19T16:32:45.450924143</dc:date>
    <meta:editing-duration>PT53S</meta:editing-duration>
    <meta:editing-cycles>1</meta:editing-cycles>
    <meta:document-statistic meta:table-count="0" meta:image-count="0" meta:object-count="0" meta:page-count="2" meta:paragraph-count="10" meta:word-count="336" meta:character-count="2023" meta:non-whitespace-character-count="1692"/>
    <meta:generator>LibreOffice/5.1.6.2$Linux_X86_64 LibreOffice_project/10m0$Build-2</meta:generator>
  </office:meta>
</office:document-meta>
</file>